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end" style:justify-single-word="false"/>
      <style:text-properties officeooo:rsid="000c27b2" officeooo:paragraph-rsid="000c27b2"/>
    </style:style>
    <style:style style:name="P2" style:family="paragraph" style:parent-style-name="Standard">
      <style:paragraph-properties fo:text-align="center" style:justify-single-word="false"/>
      <style:text-properties officeooo:rsid="000c27b2" officeooo:paragraph-rsid="000c27b2"/>
    </style:style>
    <style:style style:name="P3" style:family="paragraph" style:parent-style-name="Standard">
      <style:paragraph-properties fo:text-align="start" style:justify-single-word="false"/>
      <style:text-properties officeooo:rsid="000c27b2" officeooo:paragraph-rsid="000c27b2"/>
    </style:style>
    <style:style style:name="P4" style:family="paragraph" style:parent-style-name="Standard">
      <style:paragraph-properties fo:text-align="start" style:justify-single-word="false"/>
      <style:text-properties fo:font-weight="bold" officeooo:rsid="000c27b2" officeooo:paragraph-rsid="000c27b2" style:font-weight-asian="bold" style:font-weight-complex="bold"/>
    </style:style>
    <style:style style:name="P5" style:family="paragraph" style:parent-style-name="Standard">
      <style:paragraph-properties fo:text-align="center" style:justify-single-word="false"/>
      <style:text-properties fo:font-weight="bold" officeooo:rsid="000c27b2" officeooo:paragraph-rsid="000c27b2" style:font-weight-asian="bold" style:font-weight-complex="bold"/>
    </style:style>
    <style:style style:name="T1" style:family="text">
      <style:text-properties officeooo:rsid="000dc011"/>
    </style:style>
    <style:style style:name="T2" style:family="text">
      <style:text-properties officeooo:rsid="000f5a72"/>
    </style:style>
    <style:style style:name="T3" style:family="text">
      <style:text-properties officeooo:rsid="001159c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aron Cowdrey</text:p>
      <text:p text:style-name="P1">Philip Read</text:p>
      <text:p text:style-name="P1">Zach Motsinger</text:p>
      <text:p text:style-name="P1"/>
      <text:p text:style-name="P5">Project Report 2</text:p>
      <text:p text:style-name="P2"/>
      <text:p text:style-name="P4">INTRODUCTION</text:p>
      <text:p text:style-name="P3"><text:tab/>For this project, we aim to create a server and database that would represent a Dungeons and Dragons mini-world that could effectively simulate a full game. In phase one of this project we outlined the schema and logical design that would represent this mini-world. In moving forward, our goal <text:span text:style-name="T2">was</text:span> to build the necessary tables that are derived from our existing ER diagram, and set up a server that <text:span text:style-name="T3">was</text:span> capable of sending queries to pull data from that database. This report will take a quick look at how we achieved our goal, and give a sample of the results we were able to attain.</text:p>
      <text:p text:style-name="P3"/>
      <text:p text:style-name="P4">IMPLEMENTATION PLAN</text:p>
      <text:p text:style-name="P3"><text:tab/><text:span text:style-name="T1">In this phase of the project, our first task was to settle on a programming language that would best support our implementation of the web server. After researching various outlets, we finally settled on PHP due to the extensive documentation outlining its ease of interacting with SQL servers. We chose to host our PHP code on the localhost:8000 server in order to perform some quick tests. After various mock files and sample calls, we were ready to create the tables for our database and move forward with the bulk of our project.</text:span></text:p>
      <text:p text:style-name="P3"><text:tab/></text:p>
      <text:p text:style-name="P3"><text:tab/><text:span text:style-name="T1">Due to the baseline ER diagram laid out in report one, implementing the tables for our database was relatively straightforward, albeit time consuming. We built these tables using the KU EECS MySQL website used for various mini-projects. Once this was completed, we extended our PHP program to accept query strings that would be parsed and sent to the database in the form of SQL request commands. What follows is a sample of the results that our server and database interaction was able to produce.</text:span></text:p>
      <text:p text:style-name="P3"/>
      <text:p text:style-name="P4">SAMPLE QUEUERIES</text:p>
      <text:p text:style-name="P3"><text:tab/>Stu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chery Motsinger</meta:initial-creator>
    <meta:creation-date>2014-11-06T11:06:12.271088530</meta:creation-date>
    <dc:date>2014-11-06T11:38:56.636147077</dc:date>
    <dc:creator>Zachery Motsinger</dc:creator>
    <meta:editing-duration>PT18M27S</meta:editing-duration>
    <meta:editing-cycles>7</meta:editing-cycles>
    <meta:generator>LibreOffice/4.2.7.2$Linux_X86_64 LibreOffice_project/420$Build-2</meta:generator>
    <meta:document-statistic meta:table-count="0" meta:image-count="0" meta:object-count="0" meta:page-count="1" meta:paragraph-count="12" meta:word-count="296" meta:character-count="1726" meta:non-whitespace-character-count="1436"/>
  </office:meta>
</office:document-meta>
</file>